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 table:number-rows-repeated="9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6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08:25:43.10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7T08:25:50.047000000</dc:date>
    <meta:editing-duration>PT19H52M44S</meta:editing-duration>
    <meta:editing-cycles>409</meta:editing-cycles>
    <meta:document-statistic meta:table-count="1" meta:cell-count="2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